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ferences</text:h>
      <text:h text:style-name="Heading_20_3" text:outline-level="3"><text:span text:style-name="Strong_20_Emphasis">W​eek 1:</text:span></text:h>
      <text:list xml:id="list1032415268" text:style-name="L1">
        <text:list-item>
          <text:p text:style-name="P1"><text:a xlink:type="simple" xlink:href="https://gist.github.com/karpathy/d4dee566867f8291f086" office:target-frame-name="_blank" xlink:show="new" text:style-name="Internet_20_link" text:visited-style-name="Visited_20_Internet_20_Link">Minimal character-level language model with a Vanilla Recurrent Neural Network, in Python/numpy </text:a>(GitHub: karpathy)</text:p>
        </text:list-item>
        <text:list-item>
          <text:p text:style-name="P1"><text:a xlink:type="simple" xlink:href="http://karpathy.github.io/2015/05/21/rnn-effectiveness/" office:target-frame-name="_blank" xlink:show="new" text:style-name="Internet_20_link" text:visited-style-name="Visited_20_Internet_20_Link">The Unreasonable Effectiveness of Recurrent Neural Networks</text:a> (Andrej Karpathy blog, 2015)</text:p>
        </text:list-item>
        <text:list-item>
          <text:p text:style-name="P1"><text:a xlink:type="simple" xlink:href="https://github.com/jisungk/deepjazz" office:target-frame-name="_blank" xlink:show="new" text:style-name="Internet_20_link" text:visited-style-name="Visited_20_Internet_20_Link">d​eepjazz</text:a> (GitHub: jisungk)</text:p>
        </text:list-item>
        <text:list-item>
          <text:p text:style-name="P1"><text:a xlink:type="simple" xlink:href="http://ai.stanford.edu/~kdtang/papers/smc09-jazzgrammar.pdf" office:target-frame-name="_blank" xlink:show="new" text:style-name="Internet_20_link" text:visited-style-name="Visited_20_Internet_20_Link">Learning Jazz Grammars</text:a> (Gillick, Tang &amp; Keller, 2010)</text:p>
        </text:list-item>
        <text:list-item>
          <text:p text:style-name="P1"><text:a xlink:type="simple" xlink:href="http://smc07.uoa.gr/SMC07%20Proceedings/SMC07%20Paper%2055.pdf" office:target-frame-name="_blank" xlink:show="new" text:style-name="Internet_20_link" text:visited-style-name="Visited_20_Internet_20_Link">A Grammatical Approach to Automatic Improvisation</text:a> (Keller &amp; Morrison, 2007)</text:p>
        </text:list-item>
        <text:list-item>
          <text:p text:style-name="P1"><text:a xlink:type="simple" xlink:href="http://citeseerx.ist.psu.edu/viewdoc/download?doi=10.1.1.5.7473&amp;rep=rep1&amp;type=pdf" office:target-frame-name="_blank" xlink:show="new" text:style-name="Internet_20_link" text:visited-style-name="Visited_20_Internet_20_Link">Surprising Harmonies</text:a> (Pachet, 1999)</text:p>
        </text:list-item>
      </text:list>
      <text:h text:style-name="Heading_20_3" text:outline-level="3"><text:span text:style-name="Strong_20_Emphasis">W​eek 2:</text:span></text:h>
      <text:list xml:id="list4197822635" text:style-name="L2">
        <text:list-item>
          <text:p text:style-name="P2"><text:a xlink:type="simple" xlink:href="https://papers.nips.cc/paper/2016/file/a486cd07e4ac3d270571622f4f316ec5-Paper.pdf" office:target-frame-name="_blank" xlink:show="new" text:style-name="Internet_20_link" text:visited-style-name="Visited_20_Internet_20_Link">Man is to Computer Programmer as Woman is to Homemaker? Debiasing Word Embeddings</text:a> (Bolukbasi, Chang, Zou, Saligrama​ &amp; Kalai, 2016)</text:p>
        </text:list-item>
        <text:list-item>
          <text:p text:style-name="P2"><text:a xlink:type="simple" xlink:href="https://nlp.stanford.edu/projects/glove/" office:target-frame-name="_blank" xlink:show="new" text:style-name="Internet_20_link" text:visited-style-name="Visited_20_Internet_20_Link">GloVe: Global Vectors for Word Representation</text:a> (Pennington, Socher &amp; Manning, 2014)</text:p>
        </text:list-item>
        <text:list-item>
          <text:p text:style-name="P2"><text:a xlink:type="simple" xlink:href="https://woebothealth.com/" office:target-frame-name="_blank" xlink:show="new" text:style-name="Internet_20_link" text:visited-style-name="Visited_20_Internet_20_Link">W​oebot</text:a>.</text:p>
        </text:list-item>
      </text:list>
      <text:h text:style-name="Heading_20_3" text:outline-level="3"><text:span text:style-name="Strong_20_Emphasis">W​eek 4:</text:span></text:h>
      <text:list xml:id="list2714111901" text:style-name="L3">
        <text:list-item>
          <text:p text:style-name="P3"><text:a xlink:type="simple" xlink:href="https://www.coursera.org/specializations/natural-language-processing?" office:target-frame-name="_blank" xlink:show="new" text:style-name="Internet_20_link" text:visited-style-name="Visited_20_Internet_20_Link">Natural Language Processing Specialization</text:a> (by <text:a xlink:type="simple" xlink:href="https://www.deeplearning.ai/" office:target-frame-name="_blank" xlink:show="new" text:style-name="Internet_20_link" text:visited-style-name="Visited_20_Internet_20_Link">DeepLearning.AI</text:a>)</text:p>
        </text:list-item>
        <text:list-item>
          <text:p text:style-name="P3"><text:a xlink:type="simple" xlink:href="https://arxiv.org/abs/1706.03762" office:target-frame-name="_blank" xlink:show="new" text:style-name="Internet_20_link" text:visited-style-name="Visited_20_Internet_20_Link">Attention Is All You Need</text:a> (Vaswani, Shazeer, Parmar, Uszkoreit, Jones, Gomez, Kaiser​ &amp; Polosukhin, 2017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16:24:24.315000000</meta:creation-date>
    <dc:date>2021-11-01T16:24:39.351000000</dc:date>
    <meta:editing-duration>PT15S</meta:editing-duration>
    <meta:editing-cycles>1</meta:editing-cycles>
    <meta:document-statistic meta:table-count="0" meta:image-count="0" meta:object-count="0" meta:page-count="1" meta:paragraph-count="15" meta:word-count="110" meta:character-count="826" meta:non-whitespace-character-count="651"/>
    <meta:generator>LibreOffice/6.2.8.2$Windows_X86_64 LibreOffice_project/f82ddfca21ebc1e222a662a32b25c0c9d20169ee</meta:generator>
  </office:meta>
</office:document-meta>
</file>